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vge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89914894104" calcext:value-type="float">
            <text:p>3.899148941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72958111763" calcext:value-type="float">
            <text:p>1.7295811176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43596291542" calcext:value-type="float">
            <text:p>2.435962915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81945705414" calcext:value-type="float">
            <text:p>1.819457054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04243397713" calcext:value-type="float">
            <text:p>2.0424339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41220211983" calcext:value-type="float">
            <text:p>2.412202119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97818088531" calcext:value-type="float">
            <text:p>1.978180885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2276558876" calcext:value-type="float">
            <text:p>2.227655887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07495212555" calcext:value-type="float">
            <text:p>2.074952125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47637796402" calcext:value-type="float">
            <text:p>3.47637796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28214693069" calcext:value-type="float">
            <text:p>2.2821469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30988311768" calcext:value-type="float">
            <text:p>2.309883117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12292003632" calcext:value-type="float">
            <text:p>2.1229200363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.19667696953" calcext:value-type="float">
            <text:p>3.1966769695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84581804276" calcext:value-type="float">
            <text:p>4.84581804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3656511307" calcext:value-type="float">
            <text:p>1.736565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43298411369" calcext:value-type="float">
            <text:p>3.4329841137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47338199615" calcext:value-type="float">
            <text:p>3.4733819962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51352095604" calcext:value-type="float">
            <text:p>1.513520956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8016769886" calcext:value-type="float">
            <text:p>1.801676988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84955406189" calcext:value-type="float">
            <text:p>1.849554061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03413701057" calcext:value-type="float">
            <text:p>2.034137010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51422405243" calcext:value-type="float">
            <text:p>2.5142240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5221610069" calcext:value-type="float">
            <text:p>1.7522161007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84821295738" calcext:value-type="float">
            <text:p>1.8482129574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7119140625" calcext:value-type="float">
            <text:p>1.7119140625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28004288673" calcext:value-type="float">
            <text:p>2.280042886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5.38424086571" calcext:value-type="float">
            <text:p>5.3842408657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92068791389" calcext:value-type="float">
            <text:p>1.9206879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72108888626" calcext:value-type="float">
            <text:p>2.721088886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68926000595" calcext:value-type="float">
            <text:p>1.68926000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23357081413" calcext:value-type="float">
            <text:p>2.2335708141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44947099686" calcext:value-type="float">
            <text:p>4.4494709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.92940688133" calcext:value-type="float">
            <text:p>1.9294068813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51344394684" calcext:value-type="float">
            <text:p>2.51344394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55380892754" calcext:value-type="float">
            <text:p>2.5538089275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21783995628" calcext:value-type="float">
            <text:p>3.217839956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15380597115" calcext:value-type="float">
            <text:p>2.153805971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75374293327" calcext:value-type="float">
            <text:p>1.753742933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36135601997" calcext:value-type="float">
            <text:p>2.361356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.74568200111" calcext:value-type="float">
            <text:p>1.745682001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4558520317" calcext:value-type="float">
            <text:p>1.7455852032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78547501564" calcext:value-type="float">
            <text:p>1.7854750156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79356384277" calcext:value-type="float">
            <text:p>1.793563842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75442099571" calcext:value-type="float">
            <text:p>3.7544209957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9774479866" calcext:value-type="float">
            <text:p>1.977447986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80171489716" calcext:value-type="float">
            <text:p>1.801714897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.86603808403" calcext:value-type="float">
            <text:p>1.866038084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3856959343" calcext:value-type="float">
            <text:p>2.385695934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.55380702019" calcext:value-type="float">
            <text:p>2.5538070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.99409198761" calcext:value-type="float">
            <text:p>1.994091987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.79341006279" calcext:value-type="float">
            <text:p>1.793410062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22636198997" calcext:value-type="float">
            <text:p>2.22636199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04980015755" calcext:value-type="float">
            <text:p>3.049800157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72987103462" calcext:value-type="float">
            <text:p>1.7298710346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.8334748745" calcext:value-type="float">
            <text:p>1.833474874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00211787224" calcext:value-type="float">
            <text:p>4.002117872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39400410652" calcext:value-type="float">
            <text:p>2.3940041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.6656730175" calcext:value-type="float">
            <text:p>1.6656730175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.70539498329" calcext:value-type="float">
            <text:p>1.705394983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.69783997536" calcext:value-type="float">
            <text:p>1.697839975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21796798706" calcext:value-type="float">
            <text:p>2.2179679871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70563101768" calcext:value-type="float">
            <text:p>2.7056310177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.73791694641" calcext:value-type="float">
            <text:p>1.7379169464</text:p>
          </table:table-cell>
        </table:table-row>
        <table:table-row table:style-name="ro1">
          <table:table-cell table:formula="of:=(8-COUNTIF([.A1:.A64];&quot;=0&quot;))/8" office:value-type="float" office:value="1" calcext:value-type="float">
            <text:p>1</text:p>
          </table:table-cell>
          <table:table-cell table:formula="of:=(8-COUNTIF([.B1:.B64];&quot;=0&quot;))/8" office:value-type="float" office:value="0.875" calcext:value-type="float">
            <text:p>0.875</text:p>
          </table:table-cell>
          <table:table-cell table:formula="of:=(8-COUNTIF([.C1:.C64];&quot;=0&quot;))/8" office:value-type="float" office:value="0.875" calcext:value-type="float">
            <text:p>0.875</text:p>
          </table:table-cell>
          <table:table-cell table:formula="of:=(8-COUNTIF([.D1:.D64];&quot;=0&quot;))/8" office:value-type="float" office:value="0.875" calcext:value-type="float">
            <text:p>0.875</text:p>
          </table:table-cell>
          <table:table-cell table:formula="of:=(8-COUNTIF([.E1:.E64];&quot;=0&quot;))/8" office:value-type="float" office:value="1" calcext:value-type="float">
            <text:p>1</text:p>
          </table:table-cell>
          <table:table-cell table:formula="of:=(8-COUNTIF([.F1:.F64];&quot;=0&quot;))/8" office:value-type="float" office:value="1" calcext:value-type="float">
            <text:p>1</text:p>
          </table:table-cell>
          <table:table-cell table:formula="of:=(8-COUNTIF([.G1:.G64];&quot;=0&quot;))/8" office:value-type="float" office:value="1" calcext:value-type="float">
            <text:p>1</text:p>
          </table:table-cell>
          <table:table-cell table:formula="of:=(8-COUNTIF([.H1:.H64];&quot;=0&quot;))/8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20:55:46.596428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0:56:10.216713302</dc:date>
    <meta:editing-duration>PT2M2S</meta:editing-duration>
    <meta:editing-cycles>2</meta:editing-cycles>
    <meta:generator>LibreOffice/5.1.6.2$Linux_X86_64 LibreOffice_project/10m0$Build-2</meta:generator>
    <meta:document-statistic meta:table-count="1" meta:cell-count="720" meta:object-count="0"/>
  </office:meta>
</office:document-meta>
</file>